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2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1" calcext:value-type="float">
            <text:p>-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8T15:54:29.571000000</dc:date>
    <meta:document-statistic meta:table-count="1" meta:cell-count="10000" meta:object-count="0"/>
    <meta:generator>LibreOffice/4.2.2.1$Windows_x86 LibreOffice_project/3be8cda0bddd8e430d8cda1ebfd581265cca5a0f</meta:generator>
  </office:meta>
</office:document-meta>
</file>